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5167in" fo:margin-left="-0.075in" table:align="left" style:writing-mode="lr-tb"/>
    </style:style>
    <style:style style:name="Table2.A" style:family="table-column">
      <style:table-column-properties style:column-width="6.51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1"/>
    </style:style>
    <style:style style:name="Table2.7" style:family="table-row">
      <style:table-row-properties style:min-row-height="0.8785in" fo:keep-together="auto"/>
    </style:style>
    <style:style style:name="Table2.8" style:family="table-row">
      <style:table-row-properties style:min-row-height="0.6938in" fo:keep-together="auto"/>
    </style:style>
    <style:style style:name="Table2.9" style:family="table-row">
      <style:table-row-properties style:min-row-height="1.3632in" fo:keep-together="auto"/>
    </style:style>
    <style:style style:name="Table2.10" style:family="table-row">
      <style:table-row-properties style:min-row-height="1.1757in" fo:keep-together="auto"/>
    </style:style>
    <style:style style:name="Table1" style:family="table">
      <style:table-properties style:width="6.3597in" fo:margin-left="-0.075in" table:align="left" style:writing-mode="lr-tb"/>
    </style:style>
    <style:style style:name="Table1.A" style:family="table-column">
      <style:table-column-properties style:column-width="1.6833in"/>
    </style:style>
    <style:style style:name="Table1.B" style:family="table-column">
      <style:table-column-properties style:column-width="4.6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495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1.B2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</style:style>
    <style:style style:name="P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background-color="transparent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5" style:family="paragraph" style:parent-style-name="No_20_Spacing">
      <style:paragraph-properties fo:margin-left="0in" fo:margin-right="0in" fo:text-indent="0in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16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7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18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9" style:family="paragraph" style:parent-style-name="Text_20_body">
      <style:paragraph-properties fo:background-color="#d9d9d9">
        <style:background-image/>
      </style:paragraph-properties>
    </style:style>
    <style:style style:name="P20" style:family="paragraph" style:parent-style-name="List_20_Paragraph">
      <style:paragraph-properties fo:margin-top="0in" fo:margin-bottom="0in" fo:line-height="100%"/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top="0in" fo:margin-bottom="0in" fo:line-height="100%"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22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</style:style>
    <style:style style:name="P23" style:family="paragraph" style:parent-style-name="Standard">
      <style:paragraph-properties fo:margin-top="0in" fo:margin-bottom="0in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</style:style>
    <style:style style:name="P25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0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31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4925in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35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6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7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2.7563in"/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39" style:family="paragraph" style:parent-style-name="Standard">
      <style:paragraph-properties fo:margin-top="0in" fo:margin-bottom="0in" fo:line-height="100%"/>
    </style:style>
    <style:style style:name="P40" style:family="paragraph" style:parent-style-name="Standard">
      <style:paragraph-properties fo:margin-top="0in" fo:margin-bottom="0in" fo:line-height="100%" fo:text-align="center" style:justify-single-word="false"/>
    </style:style>
    <style:style style:name="P41" style:family="paragraph" style:parent-style-name="Standard">
      <style:paragraph-properties fo:margin-top="0in" fo:margin-bottom="0in" fo:line-height="100%" fo:text-align="justify" style:justify-single-word="false"/>
    </style:style>
    <style:style style:name="P4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</style:style>
    <style:style style:name="P43" style:family="paragraph" style:parent-style-name="Standard">
      <style:paragraph-properties fo:margin-top="0in" fo:margin-bottom="0in" fo:line-height="100%" fo:text-align="justify" style:justify-single-word="false"/>
      <style:text-properties fo:font-weight="normal" style:font-weight-asian="normal" style:font-weight-complex="normal"/>
    </style:style>
    <style:style style:name="P44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45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6" style:family="paragraph" style:parent-style-name="Standard">
      <style:paragraph-properties fo:margin-left="0.4925in" fo:margin-right="0in" fo:text-align="justify" style:justify-single-word="false" fo:text-indent="0.15in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47" style:family="paragraph" style:parent-style-name="Standard">
      <style:paragraph-properties fo:margin-top="0.0193in" fo:margin-bottom="0.0193in" fo:line-height="100%" fo:text-align="justify" style:justify-single-word="false" fo:background-color="#d9d9d9">
        <style:background-image/>
      </style:paragraph-properties>
    </style:style>
    <style:style style:name="P48" style:family="paragraph" style:parent-style-name="Standard">
      <style:paragraph-properties fo:margin-top="0.0193in" fo:margin-bottom="0.0193in" fo:line-height="100%" fo:text-align="justify" style:justify-single-word="false"/>
    </style:style>
    <style:style style:name="P49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1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3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4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5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6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7" style:family="paragraph" style:parent-style-name="Standard">
      <style:paragraph-properties fo:margin-top="0in" fo:margin-bottom="0in" fo:line-height="100%" fo:text-align="justify" style:justify-single-word="false"/>
      <style:text-properties fo:font-weight="normal" style:font-weight-asian="normal" style:font-weight-complex="normal"/>
    </style:style>
    <style:style style:name="P58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59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60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62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6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6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71" style:family="paragraph" style:parent-style-name="Standard">
      <style:paragraph-properties fo:margin-left="0.15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2" style:family="paragraph" style:parent-style-name="Standard">
      <style:paragraph-properties fo:margin-left="0.15in" fo:margin-right="0in" fo:text-align="justify" style:justify-single-word="false" fo:text-indent="0in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3" style:family="paragraph" style:parent-style-name="Standard">
      <style:paragraph-properties fo:margin-left="0in" fo:margin-right="0in" fo:text-align="justify" style:justify-single-word="false" fo:text-indent="0.15in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4" style:family="paragraph" style:parent-style-name="Standard">
      <style:paragraph-properties fo:margin-left="0in" fo:margin-right="0.1016in" fo:margin-top="0in" fo:margin-bottom="0in" fo:line-height="100%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.0193in" fo:margin-bottom="0.0193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.0193in" fo:margin-bottom="0.0193in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7" style:family="paragraph" style:parent-style-name="Standard">
      <style:paragraph-properties fo:margin-top="0.0193in" fo:margin-bottom="0.0193in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8" style:family="paragraph" style:parent-style-name="Standard">
      <style:paragraph-properties fo:margin-top="0.0193in" fo:margin-bottom="0.0193in" fo:line-height="100%" fo:text-align="justify" style:justify-single-word="false"/>
    </style:style>
    <style:style style:name="P79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8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81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82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83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1" fo:font-size="10pt" style:font-size-asian="10pt" style:font-name-complex="Arial2" style:font-size-complex="10pt"/>
    </style:style>
    <style:style style:name="T7" style:family="text">
      <style:text-properties style:font-name="Arial1" fo:font-size="10pt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2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6" style:family="text">
      <style:text-properties style:font-name="Arial1" fo:font-size="10pt" fo:language="en" fo:country="US" style:font-size-asian="10pt" style:font-name-complex="Arial2" style:font-size-complex="10pt"/>
    </style:style>
    <style:style style:name="T17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8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19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2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1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T22" style:family="text">
      <style:text-properties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normal"/>
    </style:style>
    <style:style style:name="T23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4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5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6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7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8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9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0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31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2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3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INFORMAÇÕES E DOCUMENTOS EXIGIDOS ANEXOS AO REQUERIMENTO </text:p>
      <text:p text:style-name="P21"><text:span text:style-name="T9">ANEXO II, ITEM 22 DO DECRETO 4.074/02 E ALTERADO PELO </text:span><text:span text:style-name="T3">DEC. 5.981/06</text:span></text:p>
      <text:p text:style-name="P26"/>
      <text:p text:style-name="P40"><text:span text:style-name="T11">PRODUTO FORMULADO A BASE</text:span><text:span text:style-name="T4"> DE PRODUTO TÉCNICO EQUIVALENTE</text:span></text:p>
      <text:p text:style-name="P2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22.1. Relatório de estudos de propriedades físico-químicas;</text:p>
            <text:p text:style-name="P29"/>
            <text:p text:style-name="P58">22.1.1 - Estado físico, aspecto, cor e odor (Anexo 22.1.1)</text:p>
            <text:p text:style-name="P52"/>
            <text:p text:style-name="P65"><text:placeholder text:placeholder-type="text">&lt;for each="study in studies(o, 'Estado Físico, aspecto, cor e odor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</text:span><text:span text:style-name="T17">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2 - Solubilidade/Miscibilidade (Anexo 22.1.2)</text:p>
            <text:p text:style-name="P52"/>
            <text:p text:style-name="P65"><text:placeholder text:placeholder-type="text">&lt;for each="study in studies(o, 'Solubilidade/Miscibilidade')"&gt;</text:placeholder></text:p>
            <text:p text:style-name="P43"><text:span text:style-name="T35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3 - pH (Anexo 22.1.3) </text:p>
            <text:p text:style-name="P52"/>
            <text:p text:style-name="P65"><text:placeholder text:placeholder-type="text">&lt;for each="study in studies(o, 'pH')"&gt;</text:placeholder></text:p>
            <text:p text:style-name="P43"><text:span text:style-name="T35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4 - Densidade (Anexo 22.1.4)</text:p>
            <text:p text:style-name="P52"/>
            <text:p text:style-name="P65"><text:placeholder text:placeholder-type="text">&lt;for each="study in studies(o, 'Densidade')"&gt;</text:placeholder></text:p>
            <text:p text:style-name="P43"><text:span text:style-name="T35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5 - Tensão Superficial (Anexo 22.1.5)</text:p>
            <text:p text:style-name="P52"/>
            <text:p text:style-name="P65"><text:placeholder text:placeholder-type="text">&lt;for each="study in studies(o, 'Tensão superficial de soluções')"&gt;</text:placeholder></text:p>
            <text:p text:style-name="P43"><text:span text:style-name="T35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6 – Viscosidade (Anexo 22.1.6)</text:p>
            <text:p text:style-name="P52"/>
            <text:p text:style-name="P65"><text:placeholder text:placeholder-type="text">&lt;for each="study in studies(o, 'Viscosidade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><text:soft-page-break/></text:p>
            <text:p text:style-name="P31"><text:placeholder text:placeholder-type="text">&lt;/for&gt;</text:placeholder></text:p>
            <text:p text:style-name="P62">22.1.7 - Corrosividade (Anexo 22.1.7)</text:p>
            <text:p text:style-name="P52"/>
            <text:p text:style-name="P65"><text:placeholder text:placeholder-type="text">&lt;for each="study in studies(o, 'Corrosividade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58">22.1.8 - Estabilidade Térmica e ao Ar (Anexo 22.1.8)</text:p>
            <text:p text:style-name="P52"/>
            <text:p text:style-name="P65"><text:placeholder text:placeholder-type="text">&lt;for each="study in studies(o, 'Estabilidade Térmica e ao Ar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1.9 - Ponto de Fulgor (Anexo 22.1.9)</text:p>
            <text:p text:style-name="P52"/>
            <text:p text:style-name="P9"><text:span text:style-name="T23"><text:s/></text:span><text:span text:style-name="T23"><text:placeholder text:placeholder-type="text">&lt;for each="study in studies(o, 'Ponto de Fulgor')"&gt;</text:placeholder></text:span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29">22.2. Relatório de estudo de resíduos, intervalo de segurança e, quando for o caso, limite dos resíduos estranhos;</text:p>
            <text:p text:style-name="P18"/>
            <text:p text:style-name="P71"><text:bookmark-start text:name="bkmSemResiduo"/>Trata-se de registro de Produto Formulado com base em Produto Técnico Equivalente, e, segundo o Decreto Nº 5.981, de 06 de dezembro de 2006:</text:p>
            <text:p text:style-name="P46"/>
            <text:p text:style-name="P7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3">I - mesmo tipo de formulação;</text:p>
            <text:p text:style-name="P73">II - mesmas indicações de culturas e modalidades de emprego já registradas;</text:p>
            <text:p text:style-name="P73">III - aplicação de quantidade igual ou inferior de ingrediente ativo durante o ciclo ou safra da cultura; e</text:p>
            <text:p text:style-name="P41"><text:span text:style-name="T25">IV - intervalo de segurança igual ou superior.</text:span><text:bookmark-end text:name="bkmSemResiduo"/><text:span text:style-name="T26"> </text:span><text:span text:style-name="T3"><text:s/></text:span><text:bookmark-start text:name="Bookmark"/></text:p>
            <text:p text:style-name="P29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27">Laudo</text:p>
                </table:table-cell>
                <table:table-cell table:style-name="Table1.A1" office:value-type="string">
                  <text:p text:style-name="P74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4"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39"/>
                </table:table-cell>
              </table:table-row>
              <table:table-row table:style-name="Table1.2">
                <table:table-cell table:style-name="Table1.A2" office:value-type="string">
                  <text:p text:style-name="P5"><text:soft-page-break/><text:placeholder text:placeholder-type="text">&lt;study.reference&gt;</text:placeholder></text:p>
                </table:table-cell>
                <table:table-cell table:style-name="Table1.B3" office:value-type="string">
                  <text:p text:style-name="P39"><text:span text:style-name="T19">Laboratorio:</text:span><text:span text:style-name="T16"> </text:span><text:span text:style-name="T24"><text:placeholder text:placeholder-type="text">&lt;study.name&gt;</text:placeholder></text:span><text:span text:style-name="T24">. </text:span><text:span text:style-name="T24"><text:placeholder text:placeholder-type="text">&lt;study.laboratory_id.name&gt;</text:placeholder></text:span><text:span text:style-name="T24">. </text:span><text:span text:style-name="T24"><text:placeholder text:placeholder-type="text">&lt;study.laboratory_id.city&gt;</text:placeholder></text:span><text:span text:style-name="T24">. </text:span><text:span text:style-name="T24"><text:placeholder text:placeholder-type="text">&lt;study.director_author_id.name&gt;</text:placeholder></text:span><text:span text:style-name="T24"> - </text:span><text:span text:style-name="T24"><text:placeholder text:placeholder-type="text">&lt;study.approval_date&gt;</text:placeholder></text:span><text:span text:style-name="T24"> </text:span><text:span text:style-name="T21">(Anexo 21.4.</text:span><text:span text:style-name="T22">x</text:span><text:span text:style-name="T24">)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4"><text:placeholder text:placeholder-type="text">&lt;/for&gt;</text:placeholder></text:p>
                </table:table-cell>
                <table:table-cell table:style-name="Table1.B4" office:value-type="string">
                  <text:p text:style-name="P39"/>
                </table:table-cell>
              </table:table-row>
            </table:table>
            <text:p text:style-name="P41"><text:span text:style-name="T18"><text:s/></text:span><text:span text:style-name="T5"><text:placeholder text:placeholder-type="text">&lt;for each="study in studies(o, 'Residue')"&gt;</text:placeholder></text:span></text:p>
            <text:p text:style-name="P10"><text:placeholder text:placeholder-type="text">&lt;study.summary_pt&gt;</text:placeholder></text:p>
            <text:p text:style-name="P15"/>
            <text:p text:style-name="P67"><text:placeholder text:placeholder-type="text">&lt;/for&gt;</text:placeholder></text:p>
            <text:p text:style-name="P30"><text:bookmark-end text:name="Bookmark"/></text:p>
          </table:table-cell>
        </table:table-row>
        <table:table-row table:style-name="Table2.1">
          <table:table-cell table:style-name="Table2.A1" office:value-type="string">
            <text:p text:style-name="P22"><text:span text:style-name="T12">22.3. Método analítico e sua sensibilidade para determinação de resíduos de agrotóxico, para fins de monitoramento e fiscalização </text:span><text:span text:style-name="T8">(Anexo 22.3.1);</text:span></text:p>
            <text:p text:style-name="P28"/>
            <text:p text:style-name="P11"><text:placeholder text:placeholder-type="text">&lt;for each="ing in cqqs(o,'chemical')"&gt;</text:placeholder><text:bookmark-start text:name="Bookmark1"/></text:p>
            <text:p text:style-name="P41"><text:span text:style-name="T6">Segue anexo “Método analítico para determinação de resíduos de</text:span><text:span text:style-name="T27"> </text:span><text:span text:style-name="T31"><text:placeholder text:placeholder-type="text">&lt;ing.ingredient_id.name&gt;</text:placeholder></text:span><text:span text:style-name="T31"> </text:span><text:span text:style-name="T6">em diversas culturas”.</text:span></text:p>
            <text:p text:style-name="P17"><text:placeholder text:placeholder-type="text">&lt;/for&gt;</text:placeholder></text:p>
            <text:p text:style-name="P56"/>
            <text:p text:style-name="P56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29">22.4. Intervalo de reentrada de pessoas nas áreas tratadas;</text:p>
            <text:p text:style-name="P29"/>
            <text:p text:style-name="P6"><text:placeholder text:placeholder-type="text">&lt;for each="inf in informations(o, 'Intervalo de reentrada')"&gt;</text:placeholder></text:p>
            <text:p text:style-name="P7"><text:placeholder text:placeholder-type="text">&lt;inf&gt;</text:placeholder></text:p>
            <text:p text:style-name="P7"/>
            <text:p text:style-name="P70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29">22.5. Estudos toxicológicos agudos e de mutagenicidade;</text:p>
            <text:p text:style-name="P29"/>
            <text:p text:style-name="P58">22.5.1 Avaliação da dose letal 50 aguda oral (Anexo 22.5.1)</text:p>
            <text:p text:style-name="P52"/>
            <text:p text:style-name="P65"><text:placeholder text:placeholder-type="text">&lt;for each="study in studies(o, 'Toxicidade oral aguda para rato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58">22.5.2 Avaliação da dose letal 50 aguda dermal (Anexo 22.5.2)</text:p>
            <text:p text:style-name="P52"/>
            <text:p text:style-name="P65"><text:placeholder text:placeholder-type="text">&lt;for each="study in studies(o, 'Toxicidade cutânea aguda para rato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58">22.5.3 - Avaliação da concentração letal 50 inalatória (Anexo 22.5.3)</text:p>
            <text:p text:style-name="P52"/>
            <text:p text:style-name="P65"><text:placeholder text:placeholder-type="text">&lt;for each="study in studies(o, 'Toxicidade inalatória aguda para rato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2"><text:placeholder text:placeholder-type="text">&lt;/for&gt;</text:placeholder></text:p>
            <text:p text:style-name="P22"><text:span text:style-name="T8">22.5.4 - Avaliação de lesões oculares</text:span><text:span text:style-name="T6"> </text:span><text:span text:style-name="T8">(Anexo 22.5.4)</text:span></text:p>
            <text:p text:style-name="P52"/>
            <text:p text:style-name="P65"><text:soft-page-break/><text:placeholder text:placeholder-type="text">&lt;for each="study in studies(o, 'Irritação ocular curto prazo (coelhos)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5.5 - Avaliação de lesões cutâneas (Anexo 22.5.5)</text:p>
            <text:p text:style-name="P52"/>
            <text:p text:style-name="P65"><text:placeholder text:placeholder-type="text">&lt;for each="study in studies(o, 'Irritação cutânea primária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4">22.5.6 – Sensibilização Dérmica (Anexo 22.5.6)</text:p>
            <text:p text:style-name="P52"/>
            <text:p text:style-name="P65"><text:placeholder text:placeholder-type="text">&lt;for each="study in studies(o, 'Sensibilidade dérmica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5.7 - Procariontes (Anexo 22.5.7)</text:p>
            <text:p text:style-name="P52"/>
            <text:p text:style-name="P65"><text:placeholder text:placeholder-type="text">&lt;for each="study in studies(o, 'Potencial genotóxico para procarionte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1"><text:placeholder text:placeholder-type="text">&lt;/for&gt;</text:placeholder></text:p>
            <text:p text:style-name="P62">22.5.8 - Eucariontes (Anexo 22.5.8)</text:p>
            <text:p text:style-name="P41"/>
            <text:p text:style-name="P65"><text:placeholder text:placeholder-type="text">&lt;for each="study in studies(o, 'Potencial genotóxico para eucarionte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3"><text:placeholder text:placeholder-type="text">&lt;/for&gt;</text:placeholder></text:p>
            <text:p text:style-name="P23"><text:span text:style-name="T9">22.6. </text:span><text:span text:style-name="T14">Antídoto ou tratamento disponível no País, para os casos de intoxicação humana:</text:span></text:p>
            <text:p text:style-name="P34"/>
            <text:p text:style-name="P69"><text:placeholder text:placeholder-type="text">&lt;for each="inf in informations(o, 'Antídoto e tratamento')"&gt;</text:placeholder></text:p>
            <text:p text:style-name="P8"><text:placeholder text:placeholder-type="text">&lt;inf&gt;</text:placeholder></text:p>
            <text:p text:style-name="P8"/>
            <text:p text:style-name="P70"><text:placeholder text:placeholder-type="text">&lt;/for&gt;</text:placeholder></text:p>
            <text:p text:style-name="P34"/>
            <text:p text:style-name="P25"><text:span text:style-name="T8">22.7. </text:span><text:span text:style-name="T8">Informações</text:span><text:span text:style-name="T8"> referentes a sua compatibilidade com outros produtos. </text:span></text:p>
            <text:p text:style-name="P53"/>
            <text:p text:style-name="P6"><text:placeholder text:placeholder-type="text">&lt;for each="inf in informations(o, 'Testes e informações referentes a sua compatibilidade com outros produtos')"&gt;</text:placeholder></text:p>
            <text:p text:style-name="P7"><text:placeholder text:placeholder-type="text">&lt;inf&gt;</text:placeholder></text:p>
            <text:p text:style-name="P7"/>
            <text:p text:style-name="P70"><text:placeholder text:placeholder-type="text">&lt;/for&gt;</text:placeholder></text:p>
            <text:p text:style-name="P66"/>
            <text:p text:style-name="P58"><text:soft-page-break/>22.8. OUTROS DADOS, INFORMAÇÕES OU DOCUMENTOS EXIGIDOS EM NORMAS COMPLEMENTARES </text:p>
            <text:p text:style-name="P35"/>
            <text:p text:style-name="P61">22.8.1 Sumário dos dados relacionados aos efeitos sobre o ambiente para o produto formulado (Anexo I, item 16 da Portaria nº03, de 16 de janeiro de 1992)</text:p>
            <text:p text:style-name="P35"/>
            <text:p text:style-name="P24"><text:span text:style-name="T8">Microrganismos – Ciclo do Nitrogênio</text:span><text:span text:style-name="T30"> </text:span><text:span text:style-name="T8">(Anexo 22.8.1.1)</text:span></text:p>
            <text:p text:style-name="P52"/>
            <text:p text:style-name="P65"><text:placeholder text:placeholder-type="text">&lt;for each="study in studies(o, 'Toxicidade para microorganismos - Ciclo de Nitrogênio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54"><text:placeholder text:placeholder-type="text">&lt;/for&gt;</text:placeholder></text:p>
            <text:p text:style-name="P24"><text:span text:style-name="T8">Microrganismos – Ciclo do Carbono</text:span><text:span text:style-name="T30"> </text:span><text:span text:style-name="T8">(Anexo 22.8.1.2)</text:span></text:p>
            <text:p text:style-name="P52"/>
            <text:p text:style-name="P65"><text:placeholder text:placeholder-type="text">&lt;for each="study in studies(o, 'Toxicidade para microorganismos - Ciclo do Carbono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55"><text:placeholder text:placeholder-type="text">&lt;/for&gt;</text:placeholder></text:p>
            <text:p text:style-name="P63"><text:s/>Algas (Anexo 22.8.1.3)</text:p>
            <text:p text:style-name="P52"/>
            <text:p text:style-name="P65"><text:placeholder text:placeholder-type="text">&lt;for each="study in studies(o, 'Toxicidade para alga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5"><text:placeholder text:placeholder-type="text">&lt;/for&gt;</text:placeholder></text:p>
            <text:p text:style-name="P19"><text:span text:style-name="T19"><text:s/></text:span><text:span text:style-name="T8">Organismos do solo (Anexo 22.8.1.4)</text:span></text:p>
            <text:p text:style-name="P52"/>
            <text:p text:style-name="P65"><text:placeholder text:placeholder-type="text">&lt;for each="study in studies(o, 'Toxicidade para organismos do solo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5"><text:placeholder text:placeholder-type="text">&lt;/for&gt;</text:placeholder></text:p>
            <text:p text:style-name="P63">Abelhas (Anexo 22.8.1.5)</text:p>
            <text:p text:style-name="P52"/>
            <text:p text:style-name="P65"><text:placeholder text:placeholder-type="text">&lt;for each="study in studies(o, 'Toxicidade para abelha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5"><text:placeholder text:placeholder-type="text">&lt;/for&gt;</text:placeholder></text:p>
            <text:p text:style-name="P62"><text:s/>Microcrustáceos Agudo (Anexo 22.8.1.6)</text:p>
            <text:p text:style-name="P52"/>
            <text:p text:style-name="P65"><text:placeholder text:placeholder-type="text">&lt;for each="study in studies(o, 'Toxicidade aguda para microcrustáceo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6"><text:soft-page-break/><text:placeholder text:placeholder-type="text">&lt;/for&gt;</text:placeholder></text:p>
            <text:p text:style-name="P63">Peixes Agudo (Anexo 22.8.1.7)</text:p>
            <text:p text:style-name="P52"/>
            <text:p text:style-name="P65"><text:placeholder text:placeholder-type="text">&lt;for each="study in studies(o, 'Toxicidade aguda para peixes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7"><text:placeholder text:placeholder-type="text">&lt;/for&gt;</text:placeholder></text:p>
            <text:p text:style-name="P59">Aves Dose única (Anexo 22.8.1.8)</text:p>
            <text:p text:style-name="P52"/>
            <text:p text:style-name="P65"><text:placeholder text:placeholder-type="text">&lt;for each="study in studies(o, 'Toxicidade dose única (aves)')"&gt;</text:placeholder></text:p>
            <text:p text:style-name="P43"><text:span text:style-name="T16">Resultado: </text:span><text:span text:style-name="T35"><text:placeholder text:placeholder-type="text">&lt;study.result_pt&gt;</text:placeholder></text:span></text:p>
            <text:p text:style-name="P16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31"/>
            <text:p text:style-name="P35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75">22.8.2. Sumário dos dados relacionados aos efeitos sobre o ambiente para o produto técnico (Anexo I, item 16 da Portaria nº03, de 16 de janeiro de 1992) .</text:p>
            <text:p text:style-name="P48"><text:span text:style-name="T15">Não se aplica. Trata-se de Registro de Produto Formulado com base em Registro de Produto Técnico por Equivalência, e, portanto, estas características são equivalentes ao produto técnico de referência <text:s text:c="2"/></text:span><text:span text:style-name="T1"><text:placeholder text:placeholder-type="text">&lt;o.formulated_product_id.name&gt;</text:placeholder></text:span><text:span text:style-name="T1"> nº </text:span><text:span text:style-name="T2"><text:placeholder text:placeholder-type="text">&lt;for each="process in processes(o, 'MAPA')"&gt;</text:placeholder></text:span><text:span text:style-name="T2"> </text:span><text:span text:style-name="T2"><text:placeholder text:placeholder-type="text">&lt;if test="process.open_official_letter_id"&gt;</text:placeholder></text:span><text:span text:style-name="T2"> </text:span><text:span text:style-name="T2"><text:placeholder text:placeholder-type="text">&lt;process.open_official_letter_id.protocol&gt;</text:placeholder></text:span><text:span text:style-name="T2"><text:tab/></text:span><text:span text:style-name="T2"><text:placeholder text:placeholder-type="text">&lt;/if&gt;</text:placeholder></text:span><text:span text:style-name="T2"> </text:span><text:span text:style-name="T2"><text:placeholder text:placeholder-type="text">&lt;/for&gt;</text:placeholder></text:span><text:span text:style-name="T33"> </text:span><text:span text:style-name="T15">de acordo com Lista Positiva de Produtos Técnicos de Referência, emitida pela ANVISA.</text:span></text:p>
            <text:p text:style-name="P76"/>
            <text:p text:style-name="P76"/>
          </table:table-cell>
        </table:table-row>
        <table:table-row table:style-name="Table2.7">
          <table:table-cell table:style-name="Table2.A1" office:value-type="string">
            <text:p text:style-name="P75">22.8.3. Declaração da Composição Quali-Quantitativa do produto técnico. (Anexo 22.8.3)</text:p>
            <text:p text:style-name="P48"><text:span text:style-name="T15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75">22.8.4. Ficha de Emergência (Anexo 22.8.4)</text:p>
            <text:p text:style-name="P76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75">22.8.5. Metodologia validada para determinação de teor de ingrediente ativo, de acordo com a ABNT ou norma internacionalmente reconhecida: (Anexo 22.8.5)</text:p>
            <text:p text:style-name="P48"><text:span text:style-name="T29"><text:placeholder text:placeholder-type="text">&lt;for each="ing in cqqs(o,'chemical')"&gt;</text:placeholder></text:span><text:span text:style-name="T29"> <text:s text:c="2"/></text:span></text:p>
            <text:p text:style-name="P48"><text:span text:style-name="T15">Segue anexo o Método de Análise de Teor validado dos ingredientes ativos</text:span><text:span text:style-name="T28"> </text:span><text:span text:style-name="T29"><text:s/></text:span><text:span text:style-name="T32"><text:placeholder text:placeholder-type="text">&lt;ing.ingredient_id.name&gt;</text:placeholder></text:span><text:span text:style-name="T32"> </text:span><text:span text:style-name="T15">em produtos técnico e formulado, conforme NBR-14029.</text:span></text:p>
            <text:p text:style-name="P81"><text:placeholder text:placeholder-type="text">&lt;/for&gt;</text:placeholder></text:p>
            <text:p text:style-name="P14"><text:placeholder text:placeholder-type="text">&lt;for each="study in studies(o, 'Método Analítico de Teor/Validação')"&gt;</text:placeholder></text:p>
            <text:p text:style-name="P44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45"/>
            <text:p text:style-name="P83"><text:placeholder text:placeholder-type="text">&lt;/for&gt;</text:placeholder></text:p>
          </table:table-cell>
        </table:table-row>
        <text:soft-page-break/>
        <table:table-row table:style-name="Table2.10">
          <table:table-cell table:style-name="Table2.A1" office:value-type="string">
            <text:p text:style-name="P47"><text:span text:style-name="T13">22.8.6 - </text:span><text:span text:style-name="T12">Peticionamento Eletrônico gerado no SIA e Taxa de Avaliação Toxicológica</text:span></text:p>
            <text:p text:style-name="P80">Segue anexos à capa deste relatório:</text:p>
            <text:p text:style-name="P6"><text:placeholder text:placeholder-type="text">&lt;for each="tax in taxes(o)"&gt;</text:placeholder></text:p>
            <text:p text:style-name="P13"/>
            <text:p text:style-name="P2"><text:span text:style-name="T6">Peticionamento Eletrônico, Transação nº </text:span><text:span text:style-name="T36"><text:placeholder text:placeholder-type="text">&lt;tax.reference&gt;</text:placeholder></text:span><text:bookmark-start text:name="Bookmark2"/></text:p>
            <text:p text:style-name="P3"><text:span text:style-name="T6">Comprovante de pagamento da taxa no valor de $ </text:span><text:span text:style-name="T34"><text:placeholder text:placeholder-type="text">&lt;tax.amount&gt;</text:placeholder></text:span><text:span text:style-name="T34"> </text:span><text:span text:style-name="T34"><text:placeholder text:placeholder-type="text">&lt;tax.currency_id.name&gt;</text:placeholder></text:span><text:span text:style-name="T34"> </text:span></text:p>
            <text:p text:style-name="P12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58">22.9 Outros dados, informações ou documentos exigidos em normas complementares.</text:p>
            <text:p text:style-name="P28"/>
            <text:p text:style-name="P1"><text:span text:style-name="T7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7"> </text:span><text:span text:style-name="T10">(Anexo 22.9.1)</text:span></text:p>
            <text:p text:style-name="P38"/>
            <text:p text:style-name="P42"><text:span text:style-name="T6">Ficha de Emergência, elaborada pela ALTA – America Latina tecnologia Agrícola </text:span><text:span text:style-name="T8">(Anexo 22.9.2)</text:span></text:p>
            <text:p text:style-name="P20"/>
            <text:p text:style-name="P60">22.10 - Metodologia validada para determinação de teor de ingrediente ativo, de acordo com a ABNT ou norma internacionalmente reconhecida: </text:p>
            <text:p text:style-name="P77"/>
            <text:p text:style-name="P48"><text:span text:style-name="T29"><text:placeholder text:placeholder-type="text">&lt;for each="ing in cqqs(o,'chemical')"&gt;</text:placeholder></text:span><text:span text:style-name="T29"> <text:s text:c="2"/></text:span></text:p>
            <text:p text:style-name="P48"><text:span text:style-name="T15">Segue anexo o Método de Análise de Teor validado dos ingredientes ativos</text:span><text:span text:style-name="T28"> </text:span><text:span text:style-name="T29"><text:s/></text:span><text:span text:style-name="T32"><text:placeholder text:placeholder-type="text">&lt;ing.ingredient_id.name&gt;</text:placeholder></text:span><text:span text:style-name="T32"> </text:span><text:span text:style-name="T15">em produtos técnico e formulado, conforme NBR-14029.</text:span></text:p>
            <text:p text:style-name="P82"><text:placeholder text:placeholder-type="text">&lt;/for&gt;</text:placeholder></text:p>
            <text:p text:style-name="P14"><text:placeholder text:placeholder-type="text">&lt;for each="study in studies(o, 'Método Analítico de Teor/Validação')"&gt;</text:placeholder></text:p>
            <text:p text:style-name="P44"><text:span text:style-name="T17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study.end_date&gt;</text:placeholder></text:span><text:span text:style-name="T17"> </text:span></text:p>
            <text:p text:style-name="P45"/>
            <text:p text:style-name="P83"><text:placeholder text:placeholder-type="text">&lt;/for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.9453in" fo:margin-right="0in" fo:margin-top="0in" fo:margin-bottom="0in" fo:line-height="100%" fo:text-align="justify" style:justify-single-word="false" fo:text-indent="0in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in" fo:margin-right="0in" fo:margin-top="0in" fo:margin-bottom="0in" fo:line-height="100%" fo:text-align="justify" style:justify-single-word="false" fo:text-indent="0.0071in" style:auto-text-indent="false" fo:keep-with-next="always">
        <style:tab-stops>
          <style:tab-stop style:position="2.7563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in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in" fo:margin-bottom="0in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.0835in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in" fo:margin-bottom="0in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1965in" fo:margin-right="0in" fo:margin-top="0in" fo:margin-bottom="0.0835in" fo:line-height="200%" fo:text-indent="0in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359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42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90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8591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9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9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9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9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59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9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289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8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9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8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36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8.2681in" fo:page-height="11.6929in" style:num-format="1" style:print-orientation="portrait" fo:margin-top="1.3799in" fo:margin-bottom="0.9846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1</meta:editing-cycles>
    <meta:print-date>2010-07-14T19:11:00</meta:print-date>
    <meta:creation-date>2013-06-27T18:26:55</meta:creation-date>
    <dc:date>2013-06-28T18:04:09</dc:date>
    <meta:editing-duration>PT1H43M1S</meta:editing-duration>
    <meta:generator>LibreOffice/3.5$Linux_X86_64 LibreOffice_project/350m1$Build-2</meta:generator>
    <meta:document-statistic meta:table-count="2" meta:image-count="0" meta:object-count="0" meta:page-count="7" meta:paragraph-count="195" meta:word-count="1265" meta:character-count="12433" meta:non-whitespace-character-count="11175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